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1cm" svg:y="10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1cm" svg:y2="107.85cm" draw:start-shape="id168" draw:start-glue-point="1" draw:end-shape="id169" draw:end-glue-point="6" svg:d="M29500 108849l6600-999" svg:viewBox="0 0 6601 1000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6cm" svg:y2="107.85cm" draw:start-shape="id2" draw:start-glue-point="6" draw:end-shape="id169" draw:end-glue-point="10" svg:d="M39201 107199l-2601 651" svg:viewBox="0 0 2602 652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35cm" svg:y2="107.6cm" draw:start-shape="id159" draw:start-glue-point="7" draw:end-shape="id169" draw:end-glue-point="4" svg:d="M52474 81328c0 19759-16124 6624-16124 26272" svg:viewBox="0 0 16125 26273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527cm" svg:y2="108.027cm" draw:start-shape="id2" draw:start-glue-point="4" draw:end-shape="id169" draw:end-glue-point="9" svg:d="M49298 107198c0 553-4257 829-12771 829" svg:viewBox="0 0 12772 830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2T14:28:26.432000000</dc:date>
    <meta:editing-duration>P2DT5H56M17S</meta:editing-duration>
    <meta:editing-cycles>291</meta:editing-cycles>
    <meta:document-statistic meta:object-count="2046"/>
  </office:meta>
</office:document-meta>
</file>